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49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116.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63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e181e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入侵领域应用的机器学习方法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论文题目</text:p>
          </table:table-cell>
          <table:table-cell table:style-name="ce5" office:value-type="string" calcext:value-type="string">
            <text:p>时间</text:p>
          </table:table-cell>
          <table:table-cell table:style-name="ce5" office:value-type="string" calcext:value-type="string">
            <text:p>作者</text:p>
          </table:table-cell>
          <table:table-cell table:style-name="ce5" office:value-type="string" calcext:value-type="string">
            <text:p>期刊/会议</text:p>
          </table:table-cell>
          <table:table-cell table:style-name="ce5" office:value-type="string" calcext:value-type="string">
            <text:p>inCites</text:p>
          </table:table-cell>
          <table:table-cell table:style-name="ce5" office:value-type="string" calcext:value-type="string">
            <text:p>关键词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DIDS (Distributed Intrusion Detection System) - Motivation, Architecture, and An Early Prototyp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napp, SR <text:s/></text:p>
          </table:table-cell>
          <table:table-cell office:value-type="string" calcext:value-type="string">
            <text:p>（会议）Proceedings of the 14th national computer security conference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分布式监控，数据缩减，集中数据分析</text:p>
          </table:table-cell>
          <table:table-cell office:value-type="string" calcext:value-type="string">
            <text:p>中科院分区普遍比inCites要低一区,</text:p>
            <text:p>人工智能1区仅9个，大部分是一区是医学的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Fuzziness based semi-supervised learning approach for intrusion detection syste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ana Aamir RazaAshfaq</text:p>
          </table:table-cell>
          <table:table-cell office:value-type="string" calcext:value-type="string">
            <text:p>Information Science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模糊，分而治之策略，半监督学习，随机权重神经网络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Anomaly-based intrusion detection system through feature selection analysis and building hybrid efficient mod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hadiAljawarneh</text:p>
          </table:table-cell>
          <table:table-cell office:value-type="string" calcext:value-type="string">
            <text:p>Journal of Computational Science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特征减少，相关分析，协会影响量表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Multi-level hybrid support vector machine and extreme learning machine based on modified K-means for intrusion detection syste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athiq LaftahAl-Yaseen</text:p>
          </table:table-cell>
          <table:table-cell office:value-type="string" calcext:value-type="string">
            <text:p>Expert Systems with Application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VM，极限学习机，K-means，多层次，KDD99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A survey of intrusion detection systems based on ensemble and hybrid classifi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bdulla AminAburomman</text:p>
          </table:table-cell>
          <table:table-cell office:value-type="string" calcext:value-type="string">
            <text:p>Computers &amp; Security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集成分类器，混合分类器，多分类器，NSL-KDD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An effective combining classifier approach using tree algorithms for network intrusion dete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asmin Kevric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基于树的分类器，NSL-KDD，结合分类方法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Abstracting massive data for lightweight intrusion detection in computer network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eiWang</text:p>
          </table:table-cell>
          <table:table-cell office:value-type="string" calcext:value-type="string">
            <text:p>Information Science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数据缩减，异常检测，计算机安全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An improved NSGA-III algorithm for feature selection used in intrusion dete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ZhuYingying</text:p>
          </table:table-cell>
          <table:table-cell office:value-type="string" calcext:value-type="string">
            <text:p>Knowledge-Based System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特征选择，多对象优化，网络异常检测，ID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low-based intrusion detection: Techniques and challeng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hammad FahadUmer</text:p>
          </table:table-cell>
          <table:table-cell office:value-type="string" calcext:value-type="string">
            <text:p>Computers &amp; Security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基于流量的入侵检测，基于流的数据集，攻击检测，机器学习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study on intrusion detection using neural networks trained with evolutionary algorith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 text:c="4"/>Tirtharaj DashEmail author</text:p>
          </table:table-cell>
          <table:table-cell office:value-type="string" calcext:value-type="string">
            <text:p>Soft Computing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人工神经网络，NSL-KD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enerating realistic intrusion detection system dataset based on fuzzy qualitative model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 Haider,</text:p>
          </table:table-cell>
          <table:table-cell office:value-type="string" calcext:value-type="string">
            <text:p>Journal of Network and Computer Application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DS，IDS数据集，模糊逻辑，HIDS，NIDS</text:p>
          </table:table-cell>
          <table:table-cell office:value-type="string" calcext:value-type="string">
            <text:p>生成入侵检测数据集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odification of supervised OPF-based intrusion detection systems using unsupervised learning and social network concep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amidBostani</text:p>
          </table:table-cell>
          <table:table-cell office:value-type="string" calcext:value-type="string">
            <text:p>Pattern Recognitio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最佳路径森林OPF，分类聚类，修剪，centrality，prestige，社交网络分析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B-IDS: an intrusion detection system based on decision tree using behavior analysis for preventing APT attack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aesung Moon</text:p>
          </table:table-cell>
          <table:table-cell office:value-type="string" calcext:value-type="string">
            <text:p>The Journal of Supercomputing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高级持续威胁，行为分析，决策树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novel statistical technique for intrusion detection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namulKabir</text:p>
          </table:table-cell>
          <table:table-cell office:value-type="string" calcext:value-type="string">
            <text:p>Future Generation Computer System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采样，IDS，网络安全，最小二乘支持向量机LS-SVM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novel support vector machine based intrusion detection system for mobile ad hoc network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fan A. Shams</text:p>
          </table:table-cell>
          <table:table-cell office:value-type="string" calcext:value-type="string">
            <text:p>Wireless Networks</text:p>
          </table:table-cell>
          <table:table-cell office:value-type="string" calcext:value-type="string">
            <text:p>Q3→Q2</text:p>
          </table:table-cell>
          <table:table-cell office:value-type="string" calcext:value-type="string">
            <text:p>SVM，拒绝服务，移动自组织网络，M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ybrid of binary gravitational search algorithm and mutual information for feature selection in intrusion detection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amid Bostani</text:p>
          </table:table-cell>
          <table:table-cell office:value-type="string" calcext:value-type="string">
            <text:p>Soft Computing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特征选择，IDS，异常检测，二进制引力搜索算法，互信息混合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fficient Feature Selection Technique for Network Intrusion Detection System Using Discrete Differential Evolution and Decision Tre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benezer Popoola</text:p>
          </table:table-cell>
          <table:table-cell office:value-type="string" calcext:value-type="string">
            <text:p>International Journal of Network Securi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决策树C4.5，差分进化，NSL-KD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Deep Learning Based Artificial Neural Network Approach for Intrusion Dete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jiban Sekhar Roy</text:p>
          </table:table-cell>
          <table:table-cell office:value-type="string" calcext:value-type="string">
            <text:p>（会议）International Conference on Mathematics and Computing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深度神经网络，SVM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 efficient intrusion detection system based on hypergraph - Genetic algorithm for parameter optimization and feature selection in support vector machin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.R.Gauthama Raman</text:p>
          </table:table-cell>
          <table:table-cell office:value-type="string" calcext:value-type="string">
            <text:p>Knowledge-Based System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超图，遗传算法（分类），支持向量机（特征选择），特征子集，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Reliable Alert Fusion of Multiple Intrusion Detection System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rushank M. Shah</text:p>
          </table:table-cell>
          <table:table-cell office:value-type="string" calcext:value-type="string">
            <text:p>International Journal of Network Securit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警报融合，KDD99，可靠IDS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Implementation of Intrusion Detection System using Adaptive Neuro-Fuzzy Inference System for 5G wireless communication networ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etaDevi</text:p>
          </table:table-cell>
          <table:table-cell office:value-type="string" calcext:value-type="string">
            <text:p>AEU-International Journal of Networks and Communications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5G通信，自适应神经模糊推理系统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ethod of intrusion detection using deep neural networ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in Kim</text:p>
          </table:table-cell>
          <table:table-cell office:value-type="string" calcext:value-type="string">
            <text:p><text:s/>2017 IEEE International Conference on Big Data and Smart Computing (BigComp)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数据模型，SVM，生物神经网络，M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ig Data Analytics for Network Intrusion Detection: A Surve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idong Wang</text:p>
          </table:table-cell>
          <table:table-cell office:value-type="string" calcext:value-type="string">
            <text:p>International Journal of Networks and Communications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大数据分析，异构数据，网络安全，深度学习，数据挖掘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Ramp loss K-Support Vector Classification-Regression; a robust and sparse multi-class approach to the intrusion detection proble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yed MojtabaHosseini Bamakan</text:p>
          </table:table-cell>
          <table:table-cell office:value-type="string" calcext:value-type="string">
            <text:p>Knowledge-Based System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多类别分类，K-支持向量，分类回归，ramp损失函数，乘法器的交替方向法，凹凸程序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multiclass cascade of artificial neural network for network intrusion detection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Baig, Mirza M</text:p>
          </table:table-cell>
          <table:table-cell office:value-type="string" calcext:value-type="string">
            <text:p>Journal of Intelligent &amp; Fuzzy Systems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人工神经网络，级联分类器，集成学习ensemble learning，AdaBoos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Hypergraph and Arithmetic Residue-based Probabilistic Neural Network for classification in Intrusion Detection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.R. GauthamaRaman</text:p>
          </table:table-cell>
          <table:table-cell office:value-type="string" calcext:value-type="string">
            <text:p>Neural Network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DS，ANN，特征选择和分类，概率神经网络PNN，算术残差AR，超图H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feature reduced intrusion detection system using ANN classifie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kashdeep</text:p>
          </table:table-cell>
          <table:table-cell office:value-type="string" calcext:value-type="string">
            <text:p>Expert Systems with Application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DS，特征排名，特征缩减，AN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he Study on Evaluation Method of Urban Network Security in the Big Data Er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ingyuan Zhou</text:p>
          </table:table-cell>
          <table:table-cell office:value-type="string" calcext:value-type="string">
            <text:p>Intelligent Automation &amp; Soft Computing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SR方法，模糊逻辑模型，熵权方法，城市公共安全评价模型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A novel weighted support vector machines multiclass classifier based on differential evolution for intrusion detection system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string" calcext:value-type="string">
            <text:p>Abdulla AminAburomman</text:p>
          </table:table-cell>
          <table:table-cell table:style-name="ce9" office:value-type="string" calcext:value-type="string">
            <text:p>Information Sciences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多分类器，SVM，IDS，NSL-KDD，模型选择，差分进化</text:p>
          </table:table-cell>
          <table:table-cell table:style-name="ce7" table:number-columns-repeated="1018"/>
        </table:table-row>
        <table:table-row table:style-name="ro4">
          <table:table-cell office:value-type="string" calcext:value-type="string">
            <text:p>Toward a reliable anomaly-based intrusion detection in real-world environmen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duardo K.Viegas</text:p>
          </table:table-cell>
          <table:table-cell office:value-type="string" calcext:value-type="string">
            <text:p>Computer Network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多目标特征选择，基于异常的分类器，ML，创建入侵数据库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 Effective Intrusion Detection Classifier Using Long Short-Term Memory with Gradient Descent Optimiz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i-Thu-Huong Le</text:p>
          </table:table-cell>
          <table:table-cell office:value-type="string" calcext:value-type="string">
            <text:p><text:s/>2017 International Conference on Platform Technology and Service (PlatCon)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逻辑门，RNN，优化，SVM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wo-tier network anomaly detection model: a machine learning approac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amed Haddad PajouhEmail author</text:p>
          </table:table-cell>
          <table:table-cell office:value-type="string" calcext:value-type="string">
            <text:p>Journal of Intelligent Information Systems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异常检测，IDS，多层分类，确定性因素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eature selection techniques for intrusion detection using non-bio-inspired and bio-inspired optimization algorith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eeran Ranganathan BalasaraswathiEmail author</text:p>
          </table:table-cell>
          <table:table-cell office:value-type="string" calcext:value-type="string">
            <text:p>Journal of Communications and Information Networks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生物启发的优化算法，特征选择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al-time multi-agent system for an adaptive intrusion detection syste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athiq LaftahAl-Yaseen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自适应IDS，多代理系统，SVM，极端学习机ELM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ward an efficient fuzziness based instance selection methodology for intrusion detection syste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ana Aamir Raza Ashfaq</text:p>
          </table:table-cell>
          <table:table-cell office:value-type="string" calcext:value-type="string">
            <text:p>International Journal of Machine Learning and Cybernetics</text:p>
          </table:table-cell>
          <table:table-cell office:value-type="string" calcext:value-type="string">
            <text:p>Q3→Q2</text:p>
          </table:table-cell>
          <table:table-cell office:value-type="string" calcext:value-type="string">
            <text:p>实例选择，IDS，随机权重神经网络，样本缩减，模糊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evelopment of Rough Set – Hypergraph Technique for Key Feature Identification in Intrusion Detection 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 RGauthama Raman</text:p>
          </table:table-cell>
          <table:table-cell office:value-type="string" calcext:value-type="string">
            <text:p>Computers &amp; Electrical Engineering</text:p>
          </table:table-cell>
          <table:table-cell office:value-type="string" calcext:value-type="string">
            <text:p>Q3→Q2</text:p>
          </table:table-cell>
          <table:table-cell office:value-type="string" calcext:value-type="string">
            <text:p>IDS，超图，顶点线性属性，最小横向属性，RST粗糙集理论，最佳特征子集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 incremental intrusion detection system using a new semi‐supervised stream classification metho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akhroddin Noorbehbahani</text:p>
          </table:table-cell>
          <table:table-cell office:value-type="string" calcext:value-type="string">
            <text:p>international Journal of communication systems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增量学习，不平衡的数据，流量分类，半监督学习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erformance comparison of intrusion detection systems and application of machine learning to Snort syste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yed Ali RazaShah</text:p>
          </table:table-cell>
          <table:table-cell office:value-type="string" calcext:value-type="string">
            <text:p>Future Generation Computer System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nort and suricata，SVM，ML，模糊逻辑</text:p>
          </table:table-cell>
          <table:table-cell office:value-type="string" calcext:value-type="string">
            <text:p>中科院2区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IDS: Anomaly Network Intrusion Detection System Using Hierarchical Clustering Techniqu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nil M. SangveEmail author</text:p>
          </table:table-cell>
          <table:table-cell office:value-type="string" calcext:value-type="string">
            <text:p>Proceedings of the International Conference on Data Engineering and Communication Technology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IDS，ANIDS异常网络入侵检测系统，NSL-KD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GA-LR wrapper approach for feature selection in network intrusion dete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haoukiKhammass</text:p>
          </table:table-cell>
          <table:table-cell office:value-type="string" calcext:value-type="string">
            <text:p>Computers &amp; Security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IDS，异常检测，特征选择（包装方法），遗传算法，逻辑回归，决策树，KDD99，UNSW-NB15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 Network Intrusion Detection Framework based on Bayesian Network using Wrapper Approac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d Reazul Kabir</text:p>
          </table:table-cell>
          <table:table-cell office:value-type="string" calcext:value-type="string">
            <text:p>International Journal of Computer Application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IDS，特征选择，遗传算法搜索，贝叶斯网络，NSL-KD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 analysis of random forest algorithm based network intrusion detection syste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Yi Yi Aung </text:p>
          </table:table-cell>
          <table:table-cell office:value-type="string" calcext:value-type="string">
            <text:p><text:s/>2017 18th IEEE/ACIS International Conference on Software Engineering, Artificial Intelligence, Networking and Parallel/Distributed Computing (SNPD)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分类算法，入侵检测，聚类算法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hybrid feature selection for network intrusion detection systems: Central poin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ur Moustafa</text:p>
          </table:table-cell>
          <table:table-cell office:value-type="string" calcext:value-type="string">
            <text:p>Proceedings of the 16th Australian Information Warfare Conference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特征值中心点，关联规则算法，NSL-KDD，降低FA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ctive learning intrusion detection using k-means clustering sele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even McElwee</text:p>
          </table:table-cell>
          <table:table-cell office:value-type="string" calcext:value-type="string">
            <text:p><text:s/>SoutheastCon 2017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入侵检测，随机森林分类算法，神经网络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etwork Intrusion Detection System using Apache Sto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hammad Asif Manzoor</text:p>
          </table:table-cell>
          <table:table-cell office:value-type="string" calcext:value-type="string">
            <text:p>AST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ID，SVM，Apache storm，LibSVM，KDD9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Detailed Investigation and Analysis of using Machine Learning Techniques for Intrusion Detec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reeti Mishra</text:p>
          </table:table-cell>
          <table:table-cell office:value-type="string" calcext:value-type="string">
            <text:p><text:s/>IEEE Communications Surveys &amp; Tutorials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ML，异常检测，SVM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omparison of classification techniques applied for network intrusion detection and classific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mira SayedA. Aziz</text:p>
          </table:table-cell>
          <table:table-cell office:value-type="string" calcext:value-type="string">
            <text:p>Journal of Applied Logic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人工免疫系统，入侵分类，M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trusion detection system by fuzzy interpol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ongzhi Yang</text:p>
          </table:table-cell>
          <table:table-cell office:value-type="string" calcext:value-type="string">
            <text:p>2017 IEEE International Conference on Fuzzy Systems (FUZZ-IEEE)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模糊插值，IDS，训练数据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 FEATURE CLUSTERING BASED DIMENSIONALITY REDUCTION FOR INTRUSION DETECTION (FCBDR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？</text:p>
          </table:table-cell>
          <table:table-cell/>
          <table:table-cell office:value-type="string" calcext:value-type="string">
            <text:p>数据降维，进化方法，使用简化数据用于检测</text:p>
          </table:table-cell>
          <table:table-cell office:value-type="string" calcext:value-type="string">
            <text:p>有助于识别U2R和R2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 IWD-based feature selection method for intrusion detection syste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eha Acharya</text:p>
          </table:table-cell>
          <table:table-cell office:value-type="string" calcext:value-type="string">
            <text:p>Soft Computing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IDS，特征选择，智能水滴算法，SVM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 effective intrusion detection framework based on SVM with feature augmenta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uiwenWang</text:p>
          </table:table-cell>
          <table:table-cell office:value-type="string" calcext:value-type="string">
            <text:p>Knowledge-Based System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增强特征的SVM，NSL-KD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eep Learning Intrusion Detection Model Based on Optimized Imbalanced Network D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an Zhang</text:p>
          </table:table-cell>
          <table:table-cell office:value-type="string" calcext:value-type="string">
            <text:p>18th IEEE International Conference on Communication Technology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SMOTE, NCL, DBN, PNN</text:p>
          </table:table-cell>
          <table:table-cell table:number-columns-repeated="1018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00/00/00</text:date>, <text:time style:data-style-name="N2" text:time-value="21:19:07.23554157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01:29.381307255</meta:creation-date>
    <meta:generator>LibreOffice/6.0.7.3$Linux_X86_64 LibreOffice_project/00m0$Build-3</meta:generator>
    <dc:date>2019-03-04T22:04:35.957593860</dc:date>
    <meta:editing-duration>PT1H35M47S</meta:editing-duration>
    <meta:editing-cycles>12</meta:editing-cycles>
    <meta:document-statistic meta:table-count="1" meta:cell-count="323" meta:object-count="0"/>
  </office:meta>
</office:document-meta>
</file>